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Roboto" svg:font-family="Roboto, Arial, sans-serif"/>
    <style:font-face style:name="sans-serif" svg:font-family="sans-serif"/>
    <style:font-face style:name="F" svg:font-family="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SimSun" svg:font-family="NSimSun" style:font-family-generic="modern" style:font-pitch="fixed"/>
    <style:font-face style:name="Microsoft YaHei" svg:font-family="'Microsoft YaHei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Times New Roman1" svg:font-family="'Times New Roman'" style:font-family-generic="swiss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0.801cm" fo:margin-right="0cm" fo:text-align="start" style:justify-single-word="false" fo:orphans="2" fo:widows="2" fo:text-indent="0cm" style:auto-text-indent="false"/>
      <style:text-properties fo:color="#000033" fo:font-size="12pt" officeooo:paragraph-rsid="0010733d" style:font-size-asian="12pt" style:font-size-complex="12pt"/>
    </style:style>
    <style:style style:name="P2" style:family="paragraph" style:parent-style-name="Standard">
      <style:paragraph-properties fo:margin-left="-0.801cm" fo:margin-right="0cm" fo:text-align="start" style:justify-single-word="false" fo:orphans="2" fo:widows="2" fo:text-indent="0cm" style:auto-text-indent="false"/>
      <style:text-properties fo:color="#000033" style:font-name="Arial1" fo:font-size="12pt" officeooo:paragraph-rsid="0010733d" style:font-size-asian="12pt" style:font-size-complex="12pt"/>
    </style:style>
    <style:style style:name="P3" style:family="paragraph" style:parent-style-name="Standard">
      <style:paragraph-properties fo:margin-left="-0.801cm" fo:margin-right="0cm" fo:line-height="115%" fo:orphans="2" fo:widows="2" fo:text-indent="0cm" style:auto-text-indent="false"/>
      <style:text-properties fo:color="#000033" style:font-name="Arial1" fo:font-size="12pt" officeooo:rsid="00204e7f" officeooo:paragraph-rsid="002b92de" style:font-size-asian="12pt" style:font-size-complex="12pt"/>
    </style:style>
    <style:style style:name="P4" style:family="paragraph" style:parent-style-name="Standard">
      <style:paragraph-properties fo:margin-left="-0.801cm" fo:margin-right="0cm" fo:line-height="115%" fo:orphans="2" fo:widows="2" fo:text-indent="0cm" style:auto-text-indent="false"/>
      <style:text-properties fo:color="#000033" style:font-name="Arial1" fo:font-size="12pt" officeooo:paragraph-rsid="002b92de" style:font-size-asian="12pt" style:font-size-complex="12pt"/>
    </style:style>
    <style:style style:name="P5" style:family="paragraph" style:parent-style-name="Standard">
      <style:paragraph-properties fo:margin-left="-0.801cm" fo:margin-right="0cm" fo:line-height="115%" fo:text-align="start" style:justify-single-word="false" fo:orphans="2" fo:widows="2" fo:text-indent="0cm" style:auto-text-indent="false"/>
      <style:text-properties fo:color="#000033" style:font-name="Arial1" fo:font-size="12pt" officeooo:rsid="0015f9e4" officeooo:paragraph-rsid="002b92de" fo:background-color="transparent" style:font-size-asian="12pt" style:font-size-complex="12pt"/>
    </style:style>
    <style:style style:name="P6" style:family="paragraph" style:parent-style-name="Standard">
      <style:paragraph-properties fo:margin-left="-0.801cm" fo:margin-right="0cm" fo:line-height="115%" fo:text-align="start" style:justify-single-word="false" fo:orphans="2" fo:widows="2" fo:text-indent="0cm" style:auto-text-indent="false"/>
      <style:text-properties fo:color="#000033" style:font-name="Arial1" fo:font-size="12pt" officeooo:rsid="0015f9e4" officeooo:paragraph-rsid="0014bdc8" fo:background-color="transparent" style:font-size-asian="12pt" style:font-size-complex="12pt"/>
    </style:style>
    <style:style style:name="P7" style:family="paragraph" style:parent-style-name="Standard">
      <style:paragraph-properties fo:margin-left="-0.801cm" fo:margin-right="0cm" fo:line-height="115%" fo:text-align="start" style:justify-single-word="false" fo:orphans="2" fo:widows="2" fo:text-indent="0cm" style:auto-text-indent="false"/>
      <style:text-properties fo:color="#000033" style:font-name="Arial1" officeooo:rsid="0015f9e4" officeooo:paragraph-rsid="002b92de"/>
    </style:style>
    <style:style style:name="P8" style:family="paragraph" style:parent-style-name="Standard">
      <style:paragraph-properties fo:margin-left="-0.801cm" fo:margin-right="0cm" fo:line-height="115%" fo:text-align="start" style:justify-single-word="false" fo:orphans="2" fo:widows="2" fo:text-indent="0cm" style:auto-text-indent="false"/>
      <style:text-properties fo:color="#000033" style:font-name="Arial1" officeooo:paragraph-rsid="002b92de"/>
    </style:style>
    <style:style style:name="P9" style:family="paragraph" style:parent-style-name="Standard">
      <style:paragraph-properties fo:margin-left="-0.801cm" fo:margin-right="0cm" fo:text-align="start" style:justify-single-word="false" fo:orphans="2" fo:widows="2" fo:text-indent="0cm" style:auto-text-indent="false"/>
      <style:text-properties fo:color="#000033" officeooo:paragraph-rsid="00142539"/>
    </style:style>
    <style:style style:name="P10" style:family="paragraph" style:parent-style-name="Standard">
      <style:paragraph-properties fo:margin-left="-0.801cm" fo:margin-right="0cm" fo:text-align="start" style:justify-single-word="false" fo:orphans="2" fo:widows="2" fo:text-indent="0cm" style:auto-text-indent="false"/>
      <style:text-properties fo:color="#000033" style:font-name="Arial" fo:font-size="12pt" fo:font-style="normal" fo:font-weight="normal" officeooo:paragraph-rsid="0011d9ce" fo:background-color="transparent" style:font-size-asian="12pt" style:font-style-asian="normal" style:font-weight-asian="normal" style:font-size-complex="12pt"/>
    </style:style>
    <style:style style:name="P11" style:family="paragraph" style:parent-style-name="Standard">
      <style:paragraph-properties fo:margin-left="-0.801cm" fo:margin-right="0cm" fo:text-align="start" style:justify-single-word="false" fo:orphans="2" fo:widows="2" fo:text-indent="0cm" style:auto-text-indent="false"/>
      <style:text-properties fo:color="#000033" style:font-name="Arial" fo:font-size="12pt" fo:font-style="normal" fo:font-weight="normal" officeooo:paragraph-rsid="0011d9ce" fo:background-color="#ffff00" style:font-size-asian="12pt" style:font-style-asian="normal" style:font-weight-asian="normal" style:font-size-complex="12pt"/>
    </style:style>
    <style:style style:name="P12" style:family="paragraph" style:parent-style-name="Standard">
      <style:paragraph-properties fo:margin-left="-0.801cm" fo:margin-right="0cm" fo:text-align="start" style:justify-single-word="false" fo:orphans="2" fo:widows="2" fo:text-indent="0cm" style:auto-text-indent="false"/>
      <style:text-properties fo:color="#000033" style:font-name="Arial" fo:font-size="12pt" fo:font-style="normal" fo:font-weight="normal" officeooo:paragraph-rsid="0010733d" style:font-size-asian="12pt" style:font-style-asian="normal" style:font-weight-asian="normal" style:font-size-complex="12pt"/>
    </style:style>
    <style:style style:name="P13" style:family="paragraph" style:parent-style-name="Standard">
      <style:paragraph-properties fo:margin-left="-0.801cm" fo:margin-right="0cm" fo:line-height="115%" fo:orphans="2" fo:widows="2" fo:text-indent="0cm" style:auto-text-indent="false"/>
      <style:text-properties fo:color="#000033" officeooo:rsid="00204e7f" officeooo:paragraph-rsid="00204e7f"/>
    </style:style>
    <style:style style:name="P14" style:family="paragraph" style:parent-style-name="Standard" style:master-page-name="">
      <style:paragraph-properties fo:margin-left="-0.801cm" fo:margin-right="0cm" fo:text-align="start" style:justify-single-word="false" fo:orphans="2" fo:widows="2" fo:text-indent="0cm" style:auto-text-indent="false" style:page-number="auto"/>
      <style:text-properties fo:color="#000033" style:font-name="Arial1" fo:font-size="12pt" officeooo:paragraph-rsid="000fe759" style:font-size-asian="12pt" style:font-size-complex="12pt"/>
    </style:style>
    <style:style style:name="P15" style:family="paragraph" style:parent-style-name="Standard" style:master-page-name="">
      <style:paragraph-properties fo:margin-left="-0.801cm" fo:margin-right="0cm" fo:line-height="115%" fo:orphans="2" fo:widows="2" fo:text-indent="0cm" style:auto-text-indent="false" style:page-number="auto"/>
      <style:text-properties fo:color="#000033" style:font-name="Arial1" fo:font-size="12pt" officeooo:paragraph-rsid="002b92de" style:font-size-asian="12pt" style:font-size-complex="12pt"/>
    </style:style>
    <style:style style:name="P16" style:family="paragraph" style:parent-style-name="Standard" style:master-page-name="">
      <style:paragraph-properties fo:margin-left="-0.801cm" fo:margin-right="0cm" fo:text-align="start" style:justify-single-word="false" fo:orphans="2" fo:widows="2" fo:text-indent="0cm" style:auto-text-indent="false" style:page-number="auto"/>
      <style:text-properties fo:color="#000033" fo:font-size="12pt" officeooo:paragraph-rsid="0010733d" style:font-size-asian="12pt" style:font-size-complex="12pt"/>
    </style:style>
    <style:style style:name="P17" style:family="paragraph" style:parent-style-name="Standard" style:master-page-name="">
      <style:paragraph-properties fo:margin-left="-0.801cm" fo:margin-right="0cm" fo:text-align="start" style:justify-single-word="false" fo:orphans="2" fo:widows="2" fo:text-indent="0cm" style:auto-text-indent="false" style:page-number="auto"/>
      <style:text-properties fo:font-variant="normal" fo:text-transform="none" fo:color="#000033" style:font-name="Roboto" fo:font-size="12pt" fo:letter-spacing="normal" fo:font-style="normal" fo:font-weight="normal" officeooo:paragraph-rsid="0011d9ce" style:font-size-asian="12pt" style:font-size-complex="12pt"/>
    </style:style>
    <style:style style:name="P18" style:family="paragraph" style:parent-style-name="Text_20_body">
      <style:paragraph-properties fo:margin-left="-0.801cm" fo:margin-right="0cm" fo:line-height="115%" fo:text-align="start" style:justify-single-word="false" fo:orphans="2" fo:widows="2" fo:text-indent="0cm" style:auto-text-indent="false"/>
      <style:text-properties fo:color="#000033" style:font-name="Arial1" officeooo:paragraph-rsid="002b92de"/>
    </style:style>
    <style:style style:name="P19" style:family="paragraph" style:parent-style-name="Text_20_body">
      <style:paragraph-properties fo:margin-left="-0.801cm" fo:margin-right="0cm" fo:line-height="115%" fo:orphans="2" fo:widows="2" fo:text-indent="0cm" style:auto-text-indent="fals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309089" officeooo:paragraph-rsid="002db583" style:text-blinking="false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-0.801cm" fo:margin-right="0cm" fo:line-height="115%" fo:orphans="2" fo:widows="2" fo:text-indent="0cm" style:auto-text-indent="false"/>
      <style:text-properties officeooo:paragraph-rsid="002db583"/>
    </style:style>
    <style:style style:name="P21" style:family="paragraph" style:parent-style-name="Text_20_body" style:master-page-name="">
      <style:paragraph-properties fo:margin-left="-0.801cm" fo:margin-right="0cm" fo:margin-top="0cm" fo:margin-bottom="0.247cm" loext:contextual-spacing="false" fo:line-height="100%" fo:orphans="2" fo:widows="2" fo:text-indent="0cm" style:auto-text-indent="false" style:page-number="auto"/>
      <style:text-properties style:font-name="Arial1" fo:font-size="12pt" fo:font-weight="normal" officeooo:paragraph-rsid="002db583" style:font-size-asian="12pt" style:font-weight-asian="normal" style:font-size-complex="12pt" style:font-weight-complex="normal"/>
    </style:style>
    <style:style style:name="P22" style:family="paragraph" style:parent-style-name="Text_20_body" style:master-page-name="">
      <style:paragraph-properties fo:margin-left="-0.801cm" fo:margin-right="0cm" fo:line-height="115%" fo:orphans="2" fo:widows="2" fo:text-indent="0cm" style:auto-text-indent="false" style:page-number="auto"/>
      <style:text-properties fo:color="#000033" style:font-name="Arial1" fo:font-size="12pt" fo:font-weight="normal" officeooo:paragraph-rsid="002db583" style:font-size-asian="12pt" style:font-weight-asian="normal" style:font-size-complex="12pt" style:font-weight-complex="normal"/>
    </style:style>
    <style:style style:name="P23" style:family="paragraph" style:parent-style-name="Text_20_body" style:list-style-name="L10">
      <style:paragraph-properties fo:margin-top="0cm" fo:margin-bottom="0cm" loext:contextual-spacing="false" fo:orphans="2" fo:widows="2" fo:padding="0cm" fo:border="none"/>
      <style:text-properties fo:color="#000000" style:font-name="Arial1" fo:font-size="12pt" officeooo:paragraph-rsid="002db583" style:font-size-asian="12pt" style:font-size-complex="12pt"/>
    </style:style>
    <style:style style:name="P24" style:family="paragraph" style:parent-style-name="Standard">
      <style:paragraph-properties fo:margin-left="-0.801cm" fo:margin-right="0cm" fo:line-height="115%" fo:orphans="2" fo:widows="2" fo:text-indent="0cm" style:auto-text-indent="false"/>
      <style:text-properties fo:color="#000033" style:font-name="Arial1" fo:font-size="12pt" officeooo:rsid="00204e7f" officeooo:paragraph-rsid="002db583" style:font-size-asian="12pt" style:font-size-complex="12pt"/>
    </style:style>
    <style:style style:name="P25" style:family="paragraph" style:parent-style-name="Standard">
      <style:paragraph-properties fo:margin-left="-0.801cm" fo:margin-right="0cm" fo:line-height="115%" fo:orphans="2" fo:widows="2" fo:text-indent="0cm" style:auto-text-indent="false"/>
      <style:text-properties fo:color="#000033" style:font-name="Arial1" fo:font-size="12pt" officeooo:paragraph-rsid="002db583" style:font-size-asian="12pt" style:font-size-complex="12pt"/>
    </style:style>
    <style:style style:name="P26" style:family="paragraph" style:parent-style-name="Standard">
      <style:paragraph-properties fo:margin-left="-0.801cm" fo:margin-right="0cm" fo:line-height="115%" fo:text-align="start" style:justify-single-word="false" fo:orphans="2" fo:widows="2" fo:text-indent="0cm" style:auto-text-indent="false"/>
      <style:text-properties fo:color="#000033" style:font-name="Arial1" officeooo:rsid="0015f9e4" officeooo:paragraph-rsid="002db583"/>
    </style:style>
    <style:style style:name="P27" style:family="paragraph" style:parent-style-name="Standard">
      <style:paragraph-properties fo:margin-left="-0.801cm" fo:margin-right="0cm" fo:line-height="115%" fo:text-align="start" style:justify-single-word="false" fo:orphans="2" fo:widows="2" fo:text-indent="0cm" style:auto-text-indent="false"/>
      <style:text-properties fo:color="#000000" style:font-name="Arial1" fo:font-size="12pt" officeooo:rsid="00309089" officeooo:paragraph-rsid="002db583" style:font-size-asian="12pt" style:font-size-complex="12pt"/>
    </style:style>
    <style:style style:name="P28" style:family="paragraph" style:parent-style-name="Standard">
      <style:paragraph-properties fo:margin-left="-0.801cm" fo:margin-right="0cm" fo:line-height="115%" fo:orphans="2" fo:widows="2" fo:text-indent="0cm" style:auto-text-indent="false"/>
      <style:text-properties fo:color="#000000" style:font-name="Arial1" fo:font-size="12pt" officeooo:rsid="00204e7f" officeooo:paragraph-rsid="002db583" style:font-size-asian="12pt" style:font-size-complex="12pt"/>
    </style:style>
    <style:style style:name="P29" style:family="paragraph" style:parent-style-name="Standard">
      <style:paragraph-properties fo:margin-left="-0.801cm" fo:margin-right="0cm" fo:line-height="115%" fo:text-align="start" style:justify-single-word="false" fo:orphans="2" fo:widows="2" fo:text-indent="0cm" style:auto-text-indent="false"/>
      <style:text-properties fo:color="#000000" style:font-name="Arial1" fo:font-size="12pt" officeooo:rsid="0015f9e4" officeooo:paragraph-rsid="002db583" fo:background-color="transparent" style:font-size-asian="12pt" style:font-size-complex="12pt"/>
    </style:style>
    <style:style style:name="P30" style:family="paragraph" style:parent-style-name="Standard">
      <style:paragraph-properties fo:margin-left="-0.801cm" fo:margin-right="0cm" fo:line-height="115%" fo:text-align="start" style:justify-single-word="false" fo:orphans="2" fo:widows="2" fo:text-indent="0cm" style:auto-text-indent="false"/>
      <style:text-properties fo:color="#000000" style:font-name="Arial1" officeooo:rsid="0014bdc8" officeooo:paragraph-rsid="002db583"/>
    </style:style>
    <style:style style:name="P31" style:family="paragraph" style:parent-style-name="Standard">
      <style:paragraph-properties fo:margin-left="-0.801cm" fo:margin-right="0cm" fo:line-height="115%" fo:text-align="start" style:justify-single-word="false" fo:orphans="2" fo:widows="2" fo:text-indent="0cm" style:auto-text-indent="false"/>
      <style:text-properties fo:color="#111111" style:font-name="Arial1" fo:font-size="12pt" fo:font-weight="normal" officeooo:paragraph-rsid="002db583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-0.801cm" fo:margin-right="0cm" fo:text-align="start" style:justify-single-word="false" fo:orphans="2" fo:widows="2" fo:text-indent="0cm" style:auto-text-indent="false"/>
      <style:text-properties fo:color="#111111" style:font-name="Arial1" fo:font-size="12pt" officeooo:paragraph-rsid="002db583" style:font-size-asian="12pt" style:font-size-complex="12pt"/>
    </style:style>
    <style:style style:name="P33" style:family="paragraph">
      <style:paragraph-properties fo:margin-left="0cm" fo:margin-right="0cm" fo:line-height="115%" fo:text-indent="0cm"/>
    </style:style>
    <style:style style:name="P34" style:family="paragraph">
      <style:paragraph-properties fo:margin-left="0cm" fo:margin-right="0cm" fo:line-height="115%" fo:text-indent="0cm"/>
      <style:text-properties fo:color="#000000" style:font-name="Arial1" fo:font-size="12pt"/>
    </style:style>
    <style:style style:name="P35" style:family="paragraph">
      <style:text-properties fo:color="#000033" fo:font-size="12pt"/>
    </style:style>
    <style:style style:name="T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style:text-blinking="false"/>
    </style:style>
    <style:style style:name="T3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4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font-size="12pt" fo:letter-spacing="normal" fo:font-style="normal" fo:font-weight="normal" officeooo:rsid="001709f6" style:font-size-asian="12pt" style:font-size-complex="12pt"/>
    </style:style>
    <style:style style:name="T6" style:family="text">
      <style:text-properties fo:font-variant="normal" fo:text-transform="none" fo:font-size="12pt" fo:letter-spacing="normal" fo:font-style="normal" fo:font-weight="normal" officeooo:rsid="00270178" style:font-size-asian="12pt" style:font-size-complex="12pt"/>
    </style:style>
    <style:style style:name="T7" style:family="text">
      <style:text-properties fo:font-variant="normal" fo:text-transform="none" fo:font-size="12pt" fo:letter-spacing="normal" fo:font-style="normal" fo:font-weight="normal" officeooo:rsid="0018152d" style:font-size-asian="12pt" style:font-size-complex="12pt"/>
    </style:style>
    <style:style style:name="T8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font-size="12pt" fo:letter-spacing="normal" fo:font-style="normal" fo:font-weight="normal" officeooo:rsid="00270178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font-size="12pt" fo:letter-spacing="normal" fo:font-style="normal" fo:font-weight="normal" officeooo:rsid="0029e273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font-size="12pt" fo:letter-spacing="normal" style:font-size-asian="12pt" style:font-size-complex="12pt"/>
    </style:style>
    <style:style style:name="T12" style:family="text">
      <style:text-properties fo:font-variant="normal" fo:text-transform="none" fo:font-size="12pt" fo:letter-spacing="normal" officeooo:rsid="00270178" style:font-size-asian="12pt" style:font-size-complex="12pt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213307"/>
    </style:style>
    <style:style style:name="T16" style:family="text">
      <style:text-properties fo:font-variant="normal" fo:text-transform="none" fo:letter-spacing="normal" fo:font-style="normal" fo:font-weight="normal" officeooo:rsid="00285df3"/>
    </style:style>
    <style:style style:name="T17" style:family="text">
      <style:text-properties fo:font-variant="normal" fo:text-transform="none" fo:letter-spacing="normal" fo:font-style="normal" fo:font-weight="normal" officeooo:rsid="002bf82f"/>
    </style:style>
    <style:style style:name="T18" style:family="text">
      <style:text-properties fo:font-variant="normal" fo:text-transform="none" fo:letter-spacing="normal" fo:font-style="normal" fo:font-weight="normal" officeooo:rsid="002ad087"/>
    </style:style>
    <style:style style:name="T19" style:family="text">
      <style:text-properties fo:font-variant="normal" fo:text-transform="none" fo:letter-spacing="normal" fo:font-style="normal" fo:font-weight="normal" officeooo:rsid="00142539" fo:background-color="#dddddd" loext:char-shading-value="0" style:font-style-asian="normal" style:font-weight-asian="normal"/>
    </style:style>
    <style:style style:name="T20" style:family="text">
      <style:text-properties fo:font-variant="normal" fo:text-transform="none" fo:letter-spacing="normal" fo:font-style="normal" fo:font-weight="normal" fo:background-color="transparent" loext:char-shading-value="0"/>
    </style:style>
    <style:style style:name="T21" style:family="text">
      <style:text-properties fo:font-variant="normal" fo:text-transform="none" fo:letter-spacing="normal" fo:font-style="normal" fo:font-weight="normal" officeooo:rsid="00142539" fo:background-color="transparent" loext:char-shading-value="0" style:font-style-asian="normal" style:font-weight-asian="normal"/>
    </style:style>
    <style:style style:name="T22" style:family="text">
      <style:text-properties fo:font-variant="normal" fo:text-transform="none" fo:letter-spacing="normal" fo:font-style="normal" fo:font-weight="normal" officeooo:rsid="00223ebe" fo:background-color="transparent" loext:char-shading-value="0" style:font-style-asian="normal" style:font-weight-asian="normal"/>
    </style:style>
    <style:style style:name="T23" style:family="text">
      <style:text-properties fo:font-variant="normal" fo:text-transform="none" fo:letter-spacing="normal" fo:font-style="normal" fo:font-weight="normal" officeooo:rsid="00204e7f" fo:background-color="transparent" loext:char-shading-value="0"/>
    </style:style>
    <style:style style:name="T24" style:family="text">
      <style:text-properties fo:font-variant="normal" fo:text-transform="none" style:font-name="Roboto" fo:letter-spacing="normal" fo:font-style="normal" fo:font-weight="normal"/>
    </style:style>
    <style:style style:name="T25" style:family="text">
      <style:text-properties fo:font-variant="normal" fo:text-transform="none" style:font-name="Roboto" fo:letter-spacing="normal" fo:font-style="normal" fo:font-weight="normal" fo:background-color="transparent" loext:char-shading-value="0"/>
    </style:style>
    <style:style style:name="T26" style:family="text">
      <style:text-properties fo:font-variant="normal" fo:text-transform="none" fo:color="#000000" fo:letter-spacing="normal" fo:font-style="normal"/>
    </style:style>
    <style:style style:name="T27" style:family="text">
      <style:text-properties fo:font-variant="normal" fo:text-transform="none" fo:color="#000000" fo:letter-spacing="normal" fo:font-style="normal" officeooo:rsid="00309089"/>
    </style:style>
    <style:style style:name="T28" style:family="text">
      <style:text-properties fo:font-variant="normal" fo:text-transform="none" fo:color="#000000" fo:letter-spacing="normal" fo:font-style="normal" style:font-style-asian="normal" style:font-style-complex="normal"/>
    </style:style>
    <style:style style:name="T29" style:family="text">
      <style:text-properties fo:font-variant="normal" fo:text-transform="none" fo:color="#000000" fo:letter-spacing="normal" fo:font-style="italic"/>
    </style:style>
    <style:style style:name="T30" style:family="text">
      <style:text-properties fo:font-variant="normal" fo:text-transform="none" fo:color="#000000" style:text-line-through-style="none" style:text-line-through-type="none" fo:letter-spacing="normal" fo:font-style="normal" style:text-underline-style="none" style:text-blinking="false"/>
    </style:style>
    <style:style style:name="T31" style:family="text">
      <style:text-properties fo:font-variant="normal" fo:text-transform="none" fo:color="#000000" style:text-line-through-style="none" style:text-line-through-type="none" fo:letter-spacing="normal" fo:font-style="normal" style:text-underline-style="none" style:text-blinking="false" style:font-style-asian="normal" style:font-style-complex="normal"/>
    </style:style>
    <style:style style:name="T32" style:family="text">
      <style:text-properties fo:font-variant="normal" fo:text-transform="none" fo:color="#000000" style:text-line-through-style="none" style:text-line-through-type="none" fo:letter-spacing="normal" fo:font-style="italic" style:text-underline-style="none" style:text-blinking="false"/>
    </style:style>
    <style:style style:name="T33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italic" style:text-underline-style="none" fo:font-weight="normal" officeooo:rsid="00309089" style:text-blinking="false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italic" style:text-underline-style="none" fo:font-weight="normal" officeooo:rsid="00309089" style:text-blinking="false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Arial1" fo:font-size="12pt" fo:letter-spacing="normal" fo:font-style="normal" fo:font-weight="normal" officeooo:rsid="00309089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italic" style:text-underline-style="none" fo:font-weight="normal" officeooo:rsid="00309089" style:text-blinking="false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fo:font-size="12pt" fo:letter-spacing="normal" fo:font-style="italic" style:text-underline-style="none" fo:font-weight="normal" style:text-blinking="false" style:font-size-asian="12pt" style:font-size-complex="12pt"/>
    </style:style>
    <style:style style:name="T38" style:family="text">
      <style:text-properties fo:font-size="12pt" fo:background-color="transparent" loext:char-shading-value="0" style:font-size-asian="12pt" style:font-size-complex="12pt"/>
    </style:style>
    <style:style style:name="T39" style:family="text">
      <style:text-properties fo:font-size="12pt" officeooo:rsid="0015f9e4" fo:background-color="transparent" loext:char-shading-value="0" style:font-size-asian="12pt" style:font-size-complex="12pt"/>
    </style:style>
    <style:style style:name="T40" style:family="text">
      <style:text-properties fo:font-size="12pt" officeooo:rsid="0019af4c" fo:background-color="transparent" loext:char-shading-value="0" style:font-size-asian="12pt" style:font-size-complex="12pt"/>
    </style:style>
    <style:style style:name="T41" style:family="text">
      <style:text-properties fo:font-size="12pt" fo:letter-spacing="normal" fo:font-style="italic" fo:font-weight="normal" style:font-size-asian="12pt" style:font-size-complex="12pt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15f9e4" fo:background-color="transparent" loext:char-shading-value="0"/>
    </style:style>
    <style:style style:name="T44" style:family="text">
      <style:text-properties officeooo:rsid="00312baf" fo:background-color="transparent" loext:char-shading-value="0"/>
    </style:style>
    <style:style style:name="T45" style:family="text">
      <style:text-properties officeooo:rsid="002db583" fo:background-color="transparent" loext:char-shading-value="0"/>
    </style:style>
    <style:style style:name="T46" style:family="text">
      <style:text-properties officeooo:rsid="00213307"/>
    </style:style>
    <style:style style:name="T47" style:family="text">
      <style:text-properties fo:font-style="normal" fo:font-weight="normal" fo:background-color="#dddddd" loext:char-shading-value="0" style:font-style-asian="normal" style:font-weight-asian="normal"/>
    </style:style>
    <style:style style:name="T48" style:family="text">
      <style:text-properties fo:font-style="normal" fo:font-weight="normal" officeooo:rsid="00142539" fo:background-color="#dddddd" loext:char-shading-value="0" style:font-style-asian="normal" style:font-weight-asian="normal"/>
    </style:style>
    <style:style style:name="T49" style:family="text">
      <style:text-properties fo:font-style="normal" fo:font-weight="normal" officeooo:rsid="001e5dec" fo:background-color="#dddddd" loext:char-shading-value="0" style:font-style-asian="normal" style:font-weight-asian="normal"/>
    </style:style>
    <style:style style:name="T50" style:family="text">
      <style:text-properties fo:font-style="normal" fo:font-weight="normal" officeooo:rsid="00204e7f" fo:background-color="#dddddd" loext:char-shading-value="0" style:font-style-asian="normal" style:font-weight-asian="normal"/>
    </style:style>
    <style:style style:name="T51" style:family="text">
      <style:text-properties fo:font-style="normal" fo:font-weight="normal" officeooo:rsid="00141786" fo:background-color="#dddddd" loext:char-shading-value="0" style:font-style-asian="normal" style:font-weight-asian="normal"/>
    </style:style>
    <style:style style:name="T52" style:family="text">
      <style:text-properties fo:font-style="normal" fo:font-weight="normal" fo:background-color="transparent" loext:char-shading-value="0" style:font-style-asian="normal" style:font-weight-asian="normal"/>
    </style:style>
    <style:style style:name="T53" style:family="text">
      <style:text-properties fo:color="#000033" style:font-name="Arial1" fo:font-size="12pt"/>
    </style:style>
    <style:style style:name="T54" style:family="text">
      <style:text-properties fo:color="#000000" style:font-name="Arial1"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6.3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4">When she was just a girl a</text:span><text:line-break/><text:span text:style-name="T24">She expected the world</text:span><text:line-break/><text:span text:style-name="T24">But it flew away from her reach so </text:span><text:line-break/><text:span text:style-name="T24">She ran away in her sleep</text:span><text:line-break/><text:span text:style-name="T24">and dreamed of</text:span><text:line-break/><text:span text:style-name="T24">Para-para-paradise, </text:span></text:p>
      <text:p text:style-name="P17">Para-para-paradise, </text:p>
      <text:p text:style-name="P16"><text:span text:style-name="T24">Para-para-paradise</text:span><text:line-break/><text:span text:style-name="T24">Every time she closed her eyes</text:span><text:line-break/><text:line-break/><text:span text:style-name="T24">When she was just a girl</text:span><text:line-break/><text:span text:style-name="T24">S</text:span><text:span text:style-name="T25">he expected the world</text:span><text:span text:style-name="T42"><text:line-break/></text:span><text:span text:style-name="T25">But it flew away from her reach </text:span><text:span text:style-name="T42"><text:line-break/></text:span><text:span text:style-name="T25">and the bullets catch in her teeth</text:span><text:span text:style-name="T42"><text:line-break/></text:span><text:span text:style-name="T25">Life goes on, it gets so heavy</text:span><text:span text:style-name="T42"><text:line-break/></text:span><text:span text:style-name="T25">The wheel breaks the butterfly</text:span><text:span text:style-name="T42"><text:line-break/></text:span><text:span text:style-name="T25">Every tear a waterfall</text:span><text:line-break/><text:span text:style-name="T24">In the night the stormy night she'll close her eyes</text:span><text:line-break/><text:span text:style-name="T24">In the night the stormy night away she'd fly</text:span><text:line-break/><text:line-break/><text:span text:style-name="T24">and dreams of</text:span><text:line-break/><text:span text:style-name="T24">Para-para-paradise</text:span><text:line-break/><text:span text:style-name="T24">Para-para-paradise</text:span><text:line-break/><text:span text:style-name="T24">Para-para-paradise</text:span><text:line-break/><text:span text:style-name="T24">Oh oh oh oh oh oh-oh-oh</text:span><text:line-break/><text:span text:style-name="T24">She'd dream of</text:span><text:line-break/><text:span text:style-name="T24">Para-para-paradise</text:span><text:line-break/><text:span text:style-name="T24">Para-para-paradise</text:span><text:line-break/><text:span text:style-name="T24">Para-para-paradise</text:span><text:line-break/><text:span text:style-name="T24">Oh oh oh oh oh oh-oh-oh-oh</text:span><text:line-break/><text:line-break/><text:span text:style-name="T24">lalalalalalalalalalala</text:span><text:line-break/><text:span text:style-name="T25">And so lying underneath t</text:span><text:span text:style-name="T24">hose stormy skies</text:span><text:line-break/><text:span text:style-name="T24">She'd say, "oh, ohohohoh</text:span></text:p>
      <text:p text:style-name="P16"><draw:frame text:anchor-type="paragraph" draw:z-index="0" draw:style-name="gr1" draw:text-style-name="P35" svg:width="10.489cm" svg:height="6.324cm" svg:x="8.304cm" svg:y="4.785cm"><draw:text-box><text:p><text:span text:style-name="T53">1996 </text:span><text:span text:style-name="T54"><text:s/>lead vocalist and keyboardist </text:span><text:span text:style-name="T53">Chris Martin</text:span></text:p><text:p><text:span text:style-name="T54"><text:s/></text:span><text:span text:style-name="T54">lead guitarist</text:span><text:span text:style-name="T53"> Jonny Buckland (Pectoralz)</text:span></text:p><text:p><text:span text:style-name="T54"><text:s/></text:span><text:span text:style-name="T54">Bassist </text:span><text:span text:style-name="T53">Guy Berryman <text:s/>(Starfish)</text:span></text:p><text:p><text:span text:style-name="T53">drummer and backing vocalist Will Champion </text:span></text:p><text:p text:style-name="P33"><text:span text:style-name="T53">1998 before 3 albums, blue room parlophone</text:span></text:p><text:p text:style-name="P33"><text:span text:style-name="T53">Release parachutes</text:span></text:p><text:p text:style-name="P33"><text:span text:style-name="T53">62 209</text:span></text:p><text:p text:style-name="P33"><text:span text:style-name="T53">90 milion records</text:span></text:p><text:p text:style-name="P34"><text:span text:style-name="T53">as Oxfam's Make Trade Fair campaign and Amnesty International.</text:span></text:p></draw:text-box></draw:frame><text:span text:style-name="T24">I know the sun must set to rise"</text:span><text:line-break/><text:line-break/><text:span text:style-name="T24">This could be</text:span><text:line-break/><text:span text:style-name="T24">Para-para-paradise</text:span><text:line-break/><text:span text:style-name="T24">Para-para-paradise</text:span><text:line-break/><text:span text:style-name="T24">Para-para-paradise</text:span><text:line-break/><text:span text:style-name="T24">Oh oh oh oh oh oh-oh-oh</text:span><text:line-break/><text:span text:style-name="T24">This could be</text:span><text:line-break/><text:span text:style-name="T24">Para-para-paradise</text:span><text:line-break/><text:span text:style-name="T24">Para-para-paradise</text:span><text:line-break/><text:span text:style-name="T24">This could be</text:span><text:line-break/><text:span text:style-name="T24">Para-para-paradise</text:span><text:line-break/><text:span text:style-name="T24">Oh oh oh oh oh oh-oh-oh-oh</text:span> </text:p>
      <text:p text:style-name="P1"/>
      <text:p text:style-name="P1"/>
      <text:p text:style-name="P1"/>
      <text:p text:style-name="P1"/>
      <text:p text:style-name="P2"/>
      <text:p text:style-name="P32"><text:soft-page-break/><text:span text:style-name="T48">1°</text:span><text:span text:style-name="T47"> sfugg</text:span><text:span text:style-name="T49">ire di mano</text:span><text:span text:style-name="T47"> </text:span></text:p>
      <text:p text:style-name="P32"><text:span text:style-name="T48">2° </text:span><text:span text:style-name="T19">decide to do something difficult or unpleasant that one has been putting off.</text:span></text:p>
      <text:p text:style-name="P32"><text:span text:style-name="T21"><text:s text:c="4"/></text:span><text:span text:style-name="T20">Decidere di fare qualcosa di difficile o spiacevole che </text:span><text:span text:style-name="T23">uno sta rimandando.</text:span></text:p>
      <text:p text:style-name="P32"><text:span text:style-name="T48">3° </text:span><text:span text:style-name="T50">T</text:span><text:span text:style-name="T51">he time leave heavy </text:span><text:span text:style-name="T50">mark</text:span><text:span text:style-name="T48">s</text:span><text:span text:style-name="T52"> <text:s text:c="3"/></text:span></text:p>
      <text:p text:style-name="P32"><text:span text:style-name="T52"/></text:p>
      <text:p text:style-name="P30"><text:span text:style-name="T40">I</text:span><text:span text:style-name="T38"> like this song because when I listen it for the first time I was with my friend for the first time at my tree house. </text:span><text:span text:style-name="T39">I </text:span><text:span text:style-name="T40">eat</text:span><text:span text:style-name="T39"> a pizza with they and then I listen</text:span><text:span text:style-name="T40">ed</text:span><text:span text:style-name="T39"> this song, when I listen it I always remeber that night with my friends.</text:span></text:p>
      <text:p text:style-name="P29">It is also catchy.</text:p>
      <text:p text:style-name="P26"/>
      <text:p text:style-name="P22"><text:span text:style-name="T26">Coldplay are a British </text:span><text:span text:style-name="T30">rock</text:span><text:span text:style-name="T26"> band formed in 1996 by lead vocalist and keyboardist </text:span><text:span text:style-name="T30">Chris Martin</text:span><text:span text:style-name="T26"> and lead guitarist </text:span><text:span text:style-name="T30">Jonny Buckland</text:span><text:span text:style-name="T26"> . After they formed under the name Pectoralz, </text:span><text:span text:style-name="T30">Guy Berryman</text:span><text:span text:style-name="T26"> joined the group as bassist and they changed their name to Starfish.</text:span><text:span text:style-name="T30"> Will Champion</text:span><text:span text:style-name="T26"> joined as drummer and backing vocalist, completing the </text:span><text:span text:style-name="T27">group</text:span><text:span text:style-name="T26">. The band renamed "Coldplay" in 1998, before recording and releasing three </text:span><text:span text:style-name="T27">albums</text:span><text:span text:style-name="T26">. </text:span><text:span text:style-name="T29">The Blue Room</text:span><text:span text:style-name="T26"> was their first release on a major label, after signing to </text:span><text:span text:style-name="T30">Parlophone.</text:span></text:p>
      <text:p text:style-name="P19">Their oyher albums are:</text:p>
      <text:p text:style-name="P20"><text:span text:style-name="T36"><text:s text:c="6"/></text:span><text:span text:style-name="T33"><text:s text:c="4"/></text:span><text:span text:style-name="T34">Parachutes </text:span><text:span text:style-name="T35">(2000)</text:span></text:p>
      <text:list xml:id="list5576213638553349673" text:style-name="L10">
        <text:list-item>
          <text:p text:style-name="P23"><text:span text:style-name="T2">A Rush of Blood to the Head </text:span><text:span text:style-name="T13">(2002)</text:span></text:p>
        </text:list-item>
        <text:list-item>
          <text:p text:style-name="P23"><text:span text:style-name="T2">X&amp;Y </text:span><text:span text:style-name="T13">(2005)</text:span></text:p>
        </text:list-item>
        <text:list-item>
          <text:p text:style-name="P23"><text:span text:style-name="T2">Viva la Vida or Death and All His Friends </text:span><text:span text:style-name="T13">(2008)</text:span></text:p>
        </text:list-item>
        <text:list-item>
          <text:p text:style-name="P23"><text:span text:style-name="T2">Mylo Xyloto </text:span><text:span text:style-name="T13">(2011)</text:span></text:p>
        </text:list-item>
        <text:list-item>
          <text:p text:style-name="P23"><text:span text:style-name="T2">Ghost Stories </text:span><text:span text:style-name="T13">(2014)</text:span></text:p>
        </text:list-item>
        <text:list-item>
          <text:p text:style-name="P23"><text:span text:style-name="T2">A Head Full of Dreams </text:span><text:span text:style-name="T13">(2015)</text:span></text:p>
        </text:list-item>
      </text:list>
      <text:p text:style-name="P19"/>
      <text:p text:style-name="P21"><text:span text:style-name="T26">Coldplay achieved worldwide fame with the release of the single "</text:span><text:span text:style-name="T30">Yellow</text:span><text:span text:style-name="T26">" in 2000, followed in the same year by their debut album </text:span><text:span text:style-name="T32">Parachutes</text:span><text:span text:style-name="T29">,</text:span><text:span text:style-name="T26"> which was nominated for the </text:span><text:span text:style-name="T30">Mercury Prize</text:span><text:span text:style-name="T26">.</text:span></text:p>
      <text:p text:style-name="P31"><text:span text:style-name="T28">Coldplay have </text:span><text:span text:style-name="T31">won 62 awards from 209 nominations</text:span><text:span text:style-name="T28"> throughout their career, including nine </text:span><text:span text:style-name="T31">Brit Awards, </text:span><text:span text:style-name="T28">five </text:span><text:span text:style-name="T31">MTV Video Music Awards</text:span><text:span text:style-name="T28"> and </text:span><text:span text:style-name="T31">seven Grammy Awards</text:span><text:span text:style-name="T28"> from 31 nominations. They have sold more than 90 million records worldwide, making them one of the </text:span><text:span text:style-name="T31">world's bestselling music artists</text:span><text:span text:style-name="T28">. Coldplay have supported various social and political causes, such as </text:span><text:span text:style-name="T31">Oxfam</text:span><text:span text:style-name="T28">'s </text:span><text:span text:style-name="T31">Make Trade Fair</text:span><text:span text:style-name="T28"> campaign and </text:span><text:span text:style-name="T31">Amnesty International</text:span><text:span text:style-name="T28">. </text:span></text:p>
      <text:p text:style-name="P25"/>
      <text:p text:style-name="P28">The song talk about <text:span text:style-name="T46">young girl that “</text:span><text:span text:style-name="T15">expected the world”. It mea</text:span><text:span text:style-name="T16">n</text:span><text:span text:style-name="T15">s that this girl, when she was young, dreamt about <text:s/></text:span><text:span text:style-name="T13">getting so many things </text:span><text:span text:style-name="T17">but</text:span><text:span text:style-name="T13"> </text:span><text:span text:style-name="T16">when she grow up she</text:span><text:span text:style-name="T13"> realize that </text:span><text:span text:style-name="T18">she</text:span><text:span text:style-name="T15"> can't get</text:span><text:span text:style-name="T13"> everything.</text:span></text:p>
      <text:p text:style-name="P28"><text:span text:style-name="T15">The “paradise” is the perfect place where</text:span><text:span text:style-name="T13"> <text:s/></text:span><text:span text:style-name="T15">you can get everything.</text:span></text:p>
      <text:p text:style-name="P24"/>
      <text:p text:style-name="P27"><text:span text:style-name="T43">My fauvorit part </text:span><text:span text:style-name="T44">o</text:span><text:span text:style-name="T43">f the song is </text:span><text:span text:style-name="T45">the first stanza.</text:span></text:p>
      <text:p text:style-name="P6"/>
      <text:p text:style-name="P13"/>
      <text:p text:style-name="P9"/>
      <text:p text:style-name="P10"/>
      <text:p text:style-name="P11"/>
      <text:p text:style-name="P12"><text:soft-page-break/></text:p>
      <text:p text:style-name="P1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Roboto" svg:font-family="Roboto, Arial, sans-serif"/>
    <style:font-face style:name="sans-serif" svg:font-family="sans-serif"/>
    <style:font-face style:name="F" svg:font-family="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SimSun" svg:font-family="NSimSun" style:font-family-generic="modern" style:font-pitch="fixed"/>
    <style:font-face style:name="Microsoft YaHei" svg:font-family="'Microsoft YaHei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Times New Roman1" svg:font-family="'Times New Roman'" style:font-family-generic="swiss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2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7:46:19.445000000</meta:creation-date>
    <dc:date>2017-10-23T18:14:02.248000000</dc:date>
    <meta:editing-duration>PT5H26M11S</meta:editing-duration>
    <meta:editing-cycles>9</meta:editing-cycles>
    <meta:generator>LibreOffice/4.3.5.2$Windows_x86 LibreOffice_project/3a87456aaa6a95c63eea1c1b3201acedf0751bd5</meta:generator>
    <meta:print-date>2017-10-17T20:06:55.532000000</meta:print-date>
    <meta:document-statistic meta:table-count="0" meta:image-count="0" meta:object-count="0" meta:page-count="3" meta:paragraph-count="24" meta:word-count="533" meta:character-count="3138" meta:non-whitespace-character-count="2604"/>
  </office:meta>
</office:document-meta>
</file>